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rsid="00068df7" officeooo:paragraph-rsid="00068df7"/>
    </style:style>
    <style:style style:name="P2" style:family="paragraph" style:parent-style-name="Standard">
      <style:text-properties officeooo:rsid="00070da2" officeooo:paragraph-rsid="00070da2"/>
    </style:style>
    <style:style style:name="P3" style:family="paragraph" style:parent-style-name="Standard">
      <style:text-properties officeooo:rsid="00077928" officeooo:paragraph-rsid="00077928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2a00ff" style:font-name="Monospace" fo:font-size="10pt" style:font-size-asian="10pt"/>
    </style:style>
    <style:style style:name="T5" style:family="text">
      <style:text-properties officeooo:rsid="00070da2"/>
    </style:style>
    <style:style style:name="T6" style:family="text">
      <style:text-properties officeooo:rsid="000779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parkConf </text:span><text:span text:style-name="T2">conf</text:span><text:span text:style-name="T1">=</text:span><text:span text:style-name="T3">new</text:span><text:span text:style-name="T1"> SparkConf().setAppName(</text:span><text:span text:style-name="T4">"netcat"</text:span><text:span text:style-name="T1">).setMaster(</text:span><text:span text:style-name="T4">"local[2]"</text:span><text:span text:style-name="T1">);</text:span></text:p>
      <text:p text:style-name="Standard"/>
      <text:p text:style-name="P1">네임은 이름을 주는 거고 마스터는 작업하는곳 </text:p>
      <text:p text:style-name="P1"/>
      <text:p text:style-name="P1">local , local[0] , <text:span text:style-name="T5">local[1] …..</text:span></text:p>
      <text:p text:style-name="P2">local[0] = NameNode(master<text:span text:style-name="T6">)</text:span></text:p>
      <text:p text:style-name="P3">local[1] = SecondrayNode</text:p>
      <text:p text:style-name="P3">local[2] : DataNode01</text:p>
      <text:p text:style-name="P3">데이터 노드 들이 작업을해야한다. 그래서 즉 2번이상이 작업을 해야한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9:43:41.728646386</meta:creation-date>
    <dc:date>2018-01-31T09:46:01.025894341</dc:date>
    <meta:editing-duration>PT1M1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69" meta:character-count="242" meta:non-whitespace-character-count="215"/>
  </office:meta>
</office:document-meta>
</file>